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3" office:value-type="string" calcext:value-type="string">
            <text:p>Terminología Especializada en Mercadotécnica y Diseño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38"/>
          <table:table-cell table:style-name="ce141"/>
          <table:table-cell table:style-name="ce44" table:number-columns-repeated="3"/>
          <table:table-cell table:style-name="ce31"/>
          <table:table-cell table:style-name="ce38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1" table:number-columns-repeated="3"/>
          <table:table-cell table:style-name="ce38"/>
          <table:table-cell table:style-name="ce31" table:number-columns-repeated="4"/>
          <table:table-cell table:style-name="ce38"/>
          <table:table-cell table:style-name="ce31"/>
          <table:table-cell table:style-name="ce44" table:number-columns-repeated="3"/>
          <table:table-cell table:style-name="ce31"/>
          <table:table-cell table:style-name="ce38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38"/>
          <table:table-cell table:style-name="ce31"/>
          <table:table-cell table:style-name="ce37" table:number-columns-repeated="3"/>
          <table:table-cell table:style-name="ce38"/>
          <table:table-cell table:style-name="ce31"/>
          <table:table-cell table:style-name="ce45" table:number-columns-repeated="3"/>
          <table:table-cell table:style-name="ce37"/>
          <table:table-cell table:style-name="ce38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1"/>
          <table:table-cell table:style-name="ce38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38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38" table:number-columns-repeated="2"/>
          <table:table-cell table:style-name="ce53"/>
          <table:table-cell table:style-name="ce51"/>
          <table:table-cell table:style-name="ce31"/>
          <table:table-cell table:style-name="ce38"/>
          <table:table-cell table:style-name="ce57"/>
          <table:table-cell table:style-name="ce31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Prezy</text:p>
          </table:table-cell>
          <table:table-cell table:style-name="ce145"/>
          <table:table-cell table:style-name="ce41" office:value-type="string" calcext:value-type="string">
            <text:p>Presentation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4"/>
          <table:table-cell table:style-name="ce18" table:formula="of:=(0.1*AVERAGE([.G14];[.K14];[.O14]))+(0.3*AVERAGE([.H14];[.L14];[.P14]))+(0.3*AVERAGE([.I14];[.M14];[.P14]))+(0.3*[.S14])" office:value-type="float" office:value="8.135" calcext:value-type="float">
            <text:p>8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04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Del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9.11" calcext:value-type="float">
            <text:p>9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9.425" calcext:value-type="float">
            <text:p>9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104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Nad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71" office:value-type="string" calcext:value-type="string">
            <text:p>Luis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8.42" calcext:value-type="float">
            <text:p>8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3" calcext:value-type="float">
            <text:p>6.3</text:p>
          </table:table-cell>
          <table:table-cell table:style-name="ce104"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8.42" calcext:value-type="float">
            <text:p>8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7" calcext:value-type="float">
            <text:p>6.7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04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9.17" calcext:value-type="float">
            <text:p>9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6" calcext:value-type="float">
            <text:p>8.6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0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Victor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9.2" calcext:value-type="float">
            <text:p>9.2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0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Suni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9.11" calcext:value-type="float">
            <text:p>9.1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04" office:value-type="float" office:value="9.7" calcext:value-type="float">
            <text:p>9.7</text:p>
          </table:table-cell>
          <table:table-cell/>
          <table:table-cell table:style-name="ce72" office:value-type="string" calcext:value-type="string">
            <text:p>Rodri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9.335" calcext:value-type="float">
            <text:p>9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104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Pao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9.545" calcext:value-type="float">
            <text:p>9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RTIZ GONZALEZ SALVADOR </text:p>
          </table:table-cell>
          <table:table-cell table:style-name="ce71" office:value-type="string" calcext:value-type="string">
            <text:p>Salvador</text:p>
          </table:table-cell>
          <table:table-cell table:style-name="ce74"/>
          <table:table-cell table:style-name="ce18" table:formula="of:=(0.1*AVERAGE([.G24];[.K24];[.O24]))+(0.3*AVERAGE([.H24];[.L24];[.P24]))+(0.3*AVERAGE([.I24];[.M24];[.P24]))+(0.3*[.S24])" office:value-type="float" office:value="9.005" calcext:value-type="float">
            <text:p>9.0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0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Salvado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8.24" calcext:value-type="float">
            <text:p>8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3" calcext:value-type="float">
            <text:p>5.3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Javi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4"/>
          <table:table-cell table:style-name="ce18" table:formula="of:=(0.1*AVERAGE([.G26];[.K26];[.O26]))+(0.3*AVERAGE([.H26];[.L26];[.P26]))+(0.3*AVERAGE([.I26];[.M26];[.P26]))+(0.3*[.S26])" office:value-type="float" office:value="9.335" calcext:value-type="float">
            <text:p>9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04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Xime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9.32" calcext:value-type="float">
            <text:p>9.3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/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04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Jare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8"/>
          <table:table-cell table:number-columns-repeated="5"/>
          <table:table-cell table:style-name="ce113"/>
          <table:table-cell table:style-name="ce104" table:number-columns-repeated="2"/>
          <table:table-cell/>
          <table:table-cell table:style-name="ce113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9:26:47.610315903</dc:date>
    <meta:editing-duration>P2DT18H33M27S</meta:editing-duration>
    <meta:editing-cycles>549</meta:editing-cycles>
    <meta:generator>LibreOffice/7.3.7.2$Linux_X86_64 LibreOffice_project/30$Build-2</meta:generator>
    <meta:document-statistic meta:table-count="1" meta:cell-count="215" meta:object-count="0"/>
  </office:meta>
</office:document-meta>
</file>